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44a0" officeooo:paragraph-rsid="000b44a0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7669c0" officeooo:paragraph-rsid="007669c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b44a0" officeooo:paragraph-rsid="000b44a0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b44a0" officeooo:paragraph-rsid="004ffb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b1c5" officeooo:paragraph-rsid="0010b1c5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5d14b" officeooo:paragraph-rsid="0015d14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197d" officeooo:paragraph-rsid="001b197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209808" officeooo:paragraph-rsid="00209808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16f27" officeooo:paragraph-rsid="00216f2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232bb7" officeooo:paragraph-rsid="00232bb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32bb7" officeooo:paragraph-rsid="003099e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232bb7" officeooo:paragraph-rsid="0071802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30ab31" officeooo:paragraph-rsid="0030ab3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326517" officeooo:paragraph-rsid="0032651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327303" officeooo:paragraph-rsid="00327303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359222" officeooo:paragraph-rsid="00359222" style:font-size-asian="10.5pt" style:font-weight-asian="normal" style:font-size-complex="12pt" style:font-weight-complex="normal"/>
    </style:style>
    <style:style style:name="T1" style:family="text">
      <style:text-properties officeooo:rsid="000ca9d6"/>
    </style:style>
    <style:style style:name="T2" style:family="text">
      <style:text-properties officeooo:rsid="000ce0eb"/>
    </style:style>
    <style:style style:name="T3" style:family="text">
      <style:text-properties officeooo:rsid="000d04f1"/>
    </style:style>
    <style:style style:name="T4" style:family="text">
      <style:text-properties officeooo:rsid="000eeb6a"/>
    </style:style>
    <style:style style:name="T5" style:family="text">
      <style:text-properties officeooo:rsid="0010b1c5"/>
    </style:style>
    <style:style style:name="T6" style:family="text">
      <style:text-properties officeooo:rsid="0014103b"/>
    </style:style>
    <style:style style:name="T7" style:family="text">
      <style:text-properties officeooo:rsid="001b197d"/>
    </style:style>
    <style:style style:name="T8" style:family="text">
      <style:text-properties officeooo:rsid="001b72aa"/>
    </style:style>
    <style:style style:name="T9" style:family="text">
      <style:text-properties officeooo:rsid="001d22ca"/>
    </style:style>
    <style:style style:name="T10" style:family="text">
      <style:text-properties officeooo:rsid="001ddf3c"/>
    </style:style>
    <style:style style:name="T11" style:family="text">
      <style:text-properties officeooo:rsid="001e7c4c"/>
    </style:style>
    <style:style style:name="T12" style:family="text">
      <style:text-properties officeooo:rsid="002044a0"/>
    </style:style>
    <style:style style:name="T13" style:family="text">
      <style:text-properties officeooo:rsid="00216f27"/>
    </style:style>
    <style:style style:name="T14" style:family="text">
      <style:text-properties officeooo:rsid="00232bb7"/>
    </style:style>
    <style:style style:name="T15" style:family="text">
      <style:text-properties officeooo:rsid="00241399"/>
    </style:style>
    <style:style style:name="T16" style:family="text">
      <style:text-properties officeooo:rsid="00283629"/>
    </style:style>
    <style:style style:name="T17" style:family="text">
      <style:text-properties officeooo:rsid="002a1b18"/>
    </style:style>
    <style:style style:name="T18" style:family="text">
      <style:text-properties officeooo:rsid="002d2ebd"/>
    </style:style>
    <style:style style:name="T19" style:family="text">
      <style:text-properties officeooo:rsid="002fb96c"/>
    </style:style>
    <style:style style:name="T20" style:family="text">
      <style:text-properties officeooo:rsid="003099e0"/>
    </style:style>
    <style:style style:name="T21" style:family="text">
      <style:text-properties officeooo:rsid="0030ab31"/>
    </style:style>
    <style:style style:name="T22" style:family="text">
      <style:text-properties officeooo:rsid="00327303"/>
    </style:style>
    <style:style style:name="T23" style:family="text">
      <style:text-properties officeooo:rsid="00336905"/>
    </style:style>
    <style:style style:name="T24" style:family="text">
      <style:text-properties officeooo:rsid="0033ae25"/>
    </style:style>
    <style:style style:name="T25" style:family="text">
      <style:text-properties officeooo:rsid="0034d4f1"/>
    </style:style>
    <style:style style:name="T26" style:family="text">
      <style:text-properties officeooo:rsid="00362a09"/>
    </style:style>
    <style:style style:name="T27" style:family="text">
      <style:text-properties officeooo:rsid="0037b0a0"/>
    </style:style>
    <style:style style:name="T28" style:family="text">
      <style:text-properties officeooo:rsid="0037b78a"/>
    </style:style>
    <style:style style:name="T29" style:family="text">
      <style:text-properties officeooo:rsid="003a76dc"/>
    </style:style>
    <style:style style:name="T30" style:family="text">
      <style:text-properties officeooo:rsid="003aee0f"/>
    </style:style>
    <style:style style:name="T31" style:family="text">
      <style:text-properties officeooo:rsid="003d46a9"/>
    </style:style>
    <style:style style:name="T32" style:family="text">
      <style:text-properties officeooo:rsid="003ed6aa"/>
    </style:style>
    <style:style style:name="T33" style:family="text">
      <style:text-properties officeooo:rsid="00405162"/>
    </style:style>
    <style:style style:name="T34" style:family="text">
      <style:text-properties officeooo:rsid="0040710b"/>
    </style:style>
    <style:style style:name="T35" style:family="text">
      <style:text-properties officeooo:rsid="0040d1a5"/>
    </style:style>
    <style:style style:name="T36" style:family="text">
      <style:text-properties officeooo:rsid="004378d0"/>
    </style:style>
    <style:style style:name="T37" style:family="text">
      <style:text-properties officeooo:rsid="00456fc1"/>
    </style:style>
    <style:style style:name="T38" style:family="text">
      <style:text-properties officeooo:rsid="0045e97c"/>
    </style:style>
    <style:style style:name="T39" style:family="text">
      <style:text-properties officeooo:rsid="00474bab"/>
    </style:style>
    <style:style style:name="T40" style:family="text">
      <style:text-properties officeooo:rsid="0048e3dd"/>
    </style:style>
    <style:style style:name="T41" style:family="text">
      <style:text-properties officeooo:rsid="00498183"/>
    </style:style>
    <style:style style:name="T42" style:family="text">
      <style:text-properties officeooo:rsid="004a45ff"/>
    </style:style>
    <style:style style:name="T43" style:family="text">
      <style:text-properties officeooo:rsid="004aa543"/>
    </style:style>
    <style:style style:name="T44" style:family="text">
      <style:text-properties officeooo:rsid="004c7b9e"/>
    </style:style>
    <style:style style:name="T45" style:family="text">
      <style:text-properties officeooo:rsid="004e2ce5"/>
    </style:style>
    <style:style style:name="T46" style:family="text">
      <style:text-properties officeooo:rsid="004ffb8c"/>
    </style:style>
    <style:style style:name="T47" style:family="text">
      <style:text-properties officeooo:rsid="0051d34e"/>
    </style:style>
    <style:style style:name="T48" style:family="text">
      <style:text-properties officeooo:rsid="0053ab8c"/>
    </style:style>
    <style:style style:name="T49" style:family="text">
      <style:text-properties officeooo:rsid="00553ec8"/>
    </style:style>
    <style:style style:name="T50" style:family="text">
      <style:text-properties officeooo:rsid="0058a89d"/>
    </style:style>
    <style:style style:name="T51" style:family="text">
      <style:text-properties officeooo:rsid="005bab48"/>
    </style:style>
    <style:style style:name="T52" style:family="text">
      <style:text-properties officeooo:rsid="005bb9d6"/>
    </style:style>
    <style:style style:name="T53" style:family="text">
      <style:text-properties officeooo:rsid="006189d0"/>
    </style:style>
    <style:style style:name="T54" style:family="text">
      <style:text-properties officeooo:rsid="00634876"/>
    </style:style>
    <style:style style:name="T55" style:family="text">
      <style:text-properties officeooo:rsid="006355a8"/>
    </style:style>
    <style:style style:name="T56" style:family="text">
      <style:text-properties officeooo:rsid="0063ceb7"/>
    </style:style>
    <style:style style:name="T57" style:family="text">
      <style:text-properties officeooo:rsid="0066601d"/>
    </style:style>
    <style:style style:name="T58" style:family="text">
      <style:text-properties officeooo:rsid="00674ce0"/>
    </style:style>
    <style:style style:name="T59" style:family="text">
      <style:text-properties officeooo:rsid="00693b7a"/>
    </style:style>
    <style:style style:name="T60" style:family="text">
      <style:text-properties officeooo:rsid="006b3f08"/>
    </style:style>
    <style:style style:name="T61" style:family="text">
      <style:text-properties officeooo:rsid="006f5a93"/>
    </style:style>
    <style:style style:name="T62" style:family="text">
      <style:text-properties officeooo:rsid="00718027"/>
    </style:style>
    <style:style style:name="T63" style:family="text">
      <style:text-properties officeooo:rsid="0072bacc"/>
    </style:style>
    <style:style style:name="T64" style:family="text">
      <style:text-properties officeooo:rsid="007356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ОРА</text:p>
      <text:p text:style-name="P1"/>
      <text:p text:style-name="P3">- Я так больше не могу,- кричала девушка. Она стояла <text:span text:style-name="T18">в просторном зале рядом </text:span><text:span text:style-name="T53">с </text:span><text:span text:style-name="T18">алтарём</text:span>. <text:span text:style-name="T19">К </text:span><text:span text:style-name="T27">горлу был</text:span><text:span text:style-name="T19"> приставлен разделочный кухонный нож.</text:span> Девушку звали Лора. Она была <text:span text:style-name="T15">служительницей в</text:span> протестантской церкви «Хранители Завета» - небольшая община в провинциальном городке. На крики <text:span text:style-name="T57">прибежало двое: женщина сорока лет и молодой парень</text:span>. Они как и девушка работали в церкви - готовились к вечернему богослужению.</text:p>
      <text:p text:style-name="P3">- О господи, Лора, что ты делаешь? - изумлённо спросила женщина. <text:span text:style-name="T57">П</text:span><text:span text:style-name="T13">арень </text:span><text:span text:style-name="T3">смотрел то на девушку </text:span><text:span text:style-name="T28">с ножом у</text:span><text:span text:style-name="T3"> ше</text:span><text:span text:style-name="T60">и</text:span><text:span text:style-name="T3">, то </text:span><text:span text:style-name="T13">на женщину, не понимая что делать</text:span><text:span text:style-name="T3">. </text:span><text:span text:style-name="T13">Затем он резко выбежал</text:span><text:span text:style-name="T3">. Послышались крики: «паст</text:span><text:span text:style-name="T50">ор</text:span><text:span text:style-name="T3">, вы </text:span><text:span text:style-name="T6">где</text:span><text:span text:style-name="T3">?»</text:span></text:p>
      <text:p text:style-name="P3">- Не подходи, Элизабет, умоляю стой там, я <text:span text:style-name="T29">перережу горло чёрт побери</text:span>. <text:span text:style-name="T1">Это должно закончится</text:span>!</text:p>
      <text:p text:style-name="P3">- <text:span text:style-name="T1">Что должно закончится? - сказала Элизабет, пытаясь вывести Лору на искреннюю беседу.</text:span></text:p>
      <text:p text:style-name="P3">- <text:span text:style-name="T1">Мои страдания! Я так устала. Он говорит со мной. Ужасные вещи. Я вижу что-то. Когда я одна. Это тени, а может и нет. </text:span><text:span text:style-name="T2">Дьявол следит за мной. Он </text:span><text:span text:style-name="T4">не даёт мне покоя.- </text:span><text:span text:style-name="T5">на секунду девушка задумалась. Её глаза двигались из стороны в сторону. Казалась она перебирала в голове воспоминания.</text:span></text:p>
      <text:p text:style-name="P4">- <text:span text:style-name="T45">Лора</text:span><text:span text:style-name="T5">, мы тебе поможем. </text:span><text:span text:style-name="T45">Убери, пожалуйста нож от горла</text:span><text:span text:style-name="T5">. Это не выход.</text:span></text:p>
      <text:p text:style-name="P4"><text:span text:style-name="T46">Внезапно лицо Элизабет перекосило улыбкой</text:span><text:span text:style-name="T5">. </text:span></text:p>
      <text:p text:style-name="P4"><text:span text:style-name="T5">- <text:s/></text:span><text:span text:style-name="T51">Или выход. </text:span><text:span text:style-name="T46">Т</text:span><text:span text:style-name="T5">ы умрёшь, грязная сука, </text:span><text:span text:style-name="T51">и всё закончится</text:span><text:span text:style-name="T5">. </text:span><text:span text:style-name="T52">Закончатся твои страдания, а ты отправишься в ад.</text:span></text:p>
      <text:p text:style-name="P5">Лора онемела от страха. Её сердце остановилось на мгновение, а на лбу выступил пот.</text:p>
      <text:p text:style-name="P5">- Я затащу тебя в ад, где тебе самое место,- продолжила Элизаб<text:span text:style-name="T30">е</text:span>т.</text:p>
      <text:p text:style-name="P6">Лора истошна закричала. Её крики разнеслись по всей церкви. В зал вбежали двое, среди них был пастор церкви. </text:p>
      <text:p text:style-name="P6">- Что здесь происходит? О боже,- он увидел Лору.</text:p>
      <text:p text:style-name="P6">Пастор повернулся <text:span text:style-name="T47">к </text:span><text:span text:style-name="T16">парню, </text:span>служител<text:span text:style-name="T16">ю церкви</text:span>: «срочно звони в скорую». Парень опять выбежал, попутно вынимая сотовый телефон из кармана брюк. </text:p>
      <text:p text:style-name="P6">- <text:span text:style-name="T7">Пастор, она дьявол.- </text:span><text:span text:style-name="T31">начала Лора, срываясь на крик.-</text:span><text:span text:style-name="T7"> Она хочет затащить меня в ад</text:span><text:span text:style-name="T32">.</text:span></text:p>
      <text:p text:style-name="P7">По <text:span text:style-name="T17">спокойному </text:span>поведению мужчины было видно, что он не впервые был в такой ситуации и за свою жизнь повидал всякого. Он подошёл ближе к своей помощнице, Элизабет.</text:p>
      <text:p text:style-name="P7">- <text:span text:style-name="T8">Что тут у нас? - спросил он её.</text:span></text:p>
      <text:p text:style-name="P7">- <text:span text:style-name="T8">У неё бред. Я не знаю что на неё нашло. Она считает что я дьявол. </text:span><text:span text:style-name="T9">Пожалуйста, </text:span><text:span text:style-name="T10">Джон,</text:span><text:span text:style-name="T9"> не провоцируйте </text:span><text:span text:style-name="T10">её</text:span><text:span text:style-name="T9"> . Я раньше сталкивалась с такими случаями, у меня племянница лечится в больнице «Святой Марии». Если вы её спровоцируете, она </text:span><text:span text:style-name="T33">убьёт себя</text:span><text:span text:style-name="T9">.</text:span></text:p>
      <text:p text:style-name="P7">- <text:span text:style-name="T10">Я всё слышу демон,- заговорила Лора. - как я могла не замечать этого раньше. Всё это время ты у меня под носом творила мне козни. А эти твои </text:span><text:span text:style-name="T11">лицемерные</text:span><text:span text:style-name="T10">: «как дела Лора?», «давай я тебе помогу». Вся эта ложь вскрылась. Гори в аду. - </text:span><text:span text:style-name="T11">девушка смачно плюнула в сторону Элизабет.</text:span></text:p>
      <text:p text:style-name="P7">- <text:span text:style-name="T10">Пожалуйста, успокойся,- максимально спокойным голосом взял речь пастор. - </text:span><text:span text:style-name="T12">ведь если ты будешь спокойна, мне легче будет забрать твою душу, стерва.</text:span></text:p>
      <text:p text:style-name="P8">Казалось глаза Лоры вылезут из орбит. Она была готова <text:span text:style-name="T34">перерезать себе артерию</text:span>, но жалкие остатки рационального сознания и желания жить не давали ей этого сделать.</text:p>
      <text:p text:style-name="P8">- Ты проиграла,- насмехаясь сказала Элизабет.</text:p>
      <text:p text:style-name="P8">- Жалкое ничтожество,- добавил пастор Джон.</text:p>
      <text:p text:style-name="P9">Голоса не смолкали.</text:p>
      <text:p text:style-name="P8">- <text:span text:style-name="T13">Неудачница.</text:span></text:p>
      <text:p text:style-name="P8">- <text:span text:style-name="T14">Тварь.</text:span></text:p>
      <text:p text:style-name="P8">- <text:span text:style-name="T14">Сдохни.</text:span></text:p>
      <text:p text:style-name="P8"><text:soft-page-break/>- <text:span text:style-name="T14">ДОВОЛЬНО,- заорала девушка,- хватит, мать вашу, </text:span><text:span text:style-name="T48">УБЛЮДКИ</text:span><text:span text:style-name="T14">.</text:span></text:p>
      <text:p text:style-name="P10">Лора начала молиться:</text:p>
      <text:p text:style-name="P10">- Господи, прости мне грехи мои. Избавь меня от лукавого.</text:p>
      <text:p text:style-name="P12">Она повторяла эти слова снова и снова, как мантру и не <text:span text:style-name="T61">останавливалась</text:span>. <text:span text:style-name="T62">Это продолжалось некоторое время. В</text:span> зал вошли <text:span text:style-name="T35">два санитара</text:span> и доктор, <text:span text:style-name="T20">женщина тридцати лет. Она подошла вместе с </text:span><text:span text:style-name="T36">напарниками </text:span><text:span text:style-name="T20">ближе к алтарю, где находились Лора, Джон и Элизабет.</text:span></text:p>
      <text:p text:style-name="P11">- <text:span text:style-name="T21">Здравствуй, меня зовут доктор Бетани Стоун,- </text:span><text:span text:style-name="T63">сказала вновь прибывшая женщина, обращаясь к девушке</text:span><text:span text:style-name="T21">.- </text:span><text:span text:style-name="T54">Я</text:span><text:span text:style-name="T21"> здесь что бы помочь тебе СДОХНУТЬ.</text:span></text:p>
      <text:p text:style-name="P11">- <text:span text:style-name="T42">Аааааааааа</text:span><text:span text:style-name="T21">,- закричала </text:span><text:span text:style-name="T64">Лора</text:span><text:span text:style-name="T21">,- она направила нож сначала на доктора, потом на пастора.- Боже помоги мне </text:span><text:span text:style-name="T22">изгнать </text:span><text:span text:style-name="T21">это зло.</text:span></text:p>
      <text:p text:style-name="P13">С этими словами, размахивая ножом, она ринулась в бой. <text:span text:style-name="T43">С</text:span>анитар попытался схватить руку Лоры на замахе, но не успел и получил режущий удар <text:span text:style-name="T23">в плеч</text:span><text:span text:style-name="T37">о</text:span>. </text:p>
      <text:p text:style-name="P13">- Сука,- от боли он попятился назад держась за порез.</text:p>
      <text:p text:style-name="P14">Другой санитар <text:span text:style-name="T49">успел </text:span>удари<text:span text:style-name="T49">ть</text:span> Лору прямо в лицо, от чего <text:span text:style-name="T38">та </text:span>упала на пол, выронив нож. <text:span text:style-name="T38">А санитар ногой откинул его подальше.</text:span></text:p>
      <text:p text:style-name="P14">- Джек, мать твою, теперь нам влетит,- зло сказала женщина доктор,- ты же знаешь как комитет больницы <text:span text:style-name="T44">относится </text:span>к насилию при госпитализации.</text:p>
      <text:p text:style-name="P14">- Плевать. <text:span text:style-name="T55">Н</text:span>е хочу подыхать из-за этой чокнутой,- <text:span text:style-name="T22">парировал санитар,- </text:span><text:span text:style-name="T24">всё равно она отправится в ад.</text:span></text:p>
      <text:p text:style-name="P14">- <text:span text:style-name="T25">Слышала, сука, ты отправишься в ад, развлекать чертей,- сказал пастор.</text:span></text:p>
      <text:p text:style-name="P14">- <text:span text:style-name="T25">Сгоришь в аду,- </text:span><text:span text:style-name="T41">усмехнулась</text:span><text:span text:style-name="T25"> Элизабет.</text:span></text:p>
      <text:p text:style-name="P14">- <text:span text:style-name="T25">Чокнутая подстилка сатаны,- начали говорить хором все присутствующие, повторяя </text:span><text:span text:style-name="T39">эти слова как заведённые</text:span><text:span text:style-name="T25">,- подстилка сатаны.</text:span></text:p>
      <text:p text:style-name="P16">Лора недолго наблюдала за творившейся чертовщиной, <text:span text:style-name="T56">валяясь беспомощно на полу от удара</text:span>. Доктор вынула шприц с транквилизатором и вколола ей <text:span text:style-name="T26">в плеч</text:span><text:span text:style-name="T40">о</text:span>. <text:span text:style-name="T26">От чего сознание девушки провалилось в пустоту.</text:span></text:p>
      <text:p text:style-name="P15"/>
      <text:p text:style-name="P10"/>
      <text:p text:style-name="P8"/>
      <text:p text:style-name="P8"/>
      <text:p text:style-name="P6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2T19:53:29.011356694</meta:creation-date>
    <dc:date>2022-12-02T22:51:09.283167959</dc:date>
    <meta:editing-duration>PT2H56M57S</meta:editing-duration>
    <meta:editing-cycles>102</meta:editing-cycles>
    <meta:generator>LibreOffice/7.4.2.3$Linux_X86_64 LibreOffice_project/40$Build-3</meta:generator>
    <meta:document-statistic meta:table-count="0" meta:image-count="0" meta:object-count="0" meta:page-count="2" meta:paragraph-count="42" meta:word-count="757" meta:character-count="4626" meta:non-whitespace-character-count="3906"/>
  </office:meta>
</office:document-meta>
</file>